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loext:contextual-spacing="false" fo:margin-top="0cm" fo:margin-bottom="0.176cm"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Times New Roman" fo:font-size="10.5pt" style:font-size-asian="10.5pt" style:font-size-complex="10.5pt"/>
    </style:style>
    <style:style style:name="P5" style:family="paragraph" style:parent-style-name="Standard">
      <style:paragraph-properties loext:contextual-spacing="false" fo:margin-top="0cm" fo:margin-bottom="2.54cm" style:line-height-at-least="0.353cm" fo:orphans="2" fo:widows="2"/>
    </style:style>
    <style:style style:name="P6" style:family="paragraph" style:parent-style-name="Standard">
      <style:paragraph-properties loext:contextual-spacing="false" fo:margin-top="0.423cm" fo:margin-bottom="0cm" style:line-height-at-least="0.353cm" fo:orphans="2" fo:widows="2" fo:keep-with-next="always"/>
    </style:style>
    <style:style style:name="P7" style:family="paragraph" style:parent-style-name="Standard">
      <style:paragraph-properties loext:contextual-spacing="false" fo:margin-top="0.141cm" fo:margin-bottom="0cm" style:line-height-at-least="0.353cm" fo:orphans="2" fo:widows="2" fo:keep-with-next="always"/>
    </style:style>
    <style:style style:name="P8" style:family="paragraph" style:parent-style-name="Standard">
      <style:paragraph-properties loext:contextual-spacing="false" fo:margin-top="0cm" fo:margin-bottom="0.247cm" fo:line-height="100%" fo:text-align="justify" style:justify-single-word="false" fo:orphans="2" fo:widows="2" fo:padding="0cm" fo:border="none"/>
    </style:style>
    <style:style style:name="P9" style:family="paragraph" style:parent-style-name="Standard">
      <style:paragraph-properties loext:contextual-spacing="false" fo:margin-top="0cm" fo:margin-bottom="0cm" fo:orphans="2" fo:widows="2"/>
    </style:style>
    <style:style style:name="P10" style:family="paragraph" style:parent-style-name="sectionheading">
      <style:paragraph-properties loext:contextual-spacing="false" fo:margin-top="0.106cm" fo:margin-bottom="0.141cm" fo:orphans="2" fo:widows="2"/>
    </style:style>
    <style:style style:name="P11" style:family="paragraph" style:parent-style-name="sectionheading">
      <style:paragraph-properties loext:contextual-spacing="false" fo:margin-top="0.071cm" fo:margin-bottom="0.141cm" fo:orphans="2" fo:widows="2"/>
    </style:style>
    <style:style style:name="P12" style:family="paragraph" style:parent-style-name="Heading_20_1" style:master-page-name="Standard">
      <style:paragraph-properties loext:contextual-spacing="false" fo:margin-top="0cm" fo:margin-bottom="0cm" fo:orphans="2" fo:widows="2" style:page-number="auto"/>
    </style:style>
    <style:style style:name="P13" style:family="paragraph" style:parent-style-name="Heading_20_2">
      <style:paragraph-properties loext:contextual-spacing="false" fo:margin-top="0cm" fo:margin-bottom="0.247cm" fo:orphans="2" fo:widows="2"/>
    </style:style>
    <style:style style:name="P14" style:family="paragraph" style:parent-style-name="Heading_20_3">
      <style:paragraph-properties loext:contextual-spacing="false" fo:margin-top="0cm" fo:margin-bottom="0.176cm" fo:orphans="2" fo:widows="2"/>
    </style:style>
    <style:style style:name="P15" style:family="paragraph" style:parent-style-name="Heading_20_3">
      <style:paragraph-properties loext:contextual-spacing="false" fo:margin-top="0.106cm" fo:margin-bottom="0.176cm" fo:orphans="2" fo:widows="2"/>
    </style:style>
    <style:style style:name="P16" style:family="paragraph" style:parent-style-name="bullet">
      <style:paragraph-properties loext:contextual-spacing="false" fo:margin-top="0cm" fo:margin-bottom="0.176cm" fo:text-align="start" style:justify-single-word="false"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16.509cm" svg:height="0.343cm" svg:x="-6.033cm" svg:y="0cm">
        <draw:image xlink:href="Pictures/20000009000025F9000000C960F96591.wmf" xlink:type="simple" xlink:show="embed" xlink:actuate="onLoad">
          <text:p/>
        </draw:image>
      </draw:frame>
      <draw:frame text:anchor-type="page" text:anchor-page-number="1" draw:z-index="4" draw:name="Picture 67"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7" draw:name="Picture 68"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8" draw:name="Picture 69"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0" draw:name="Picture 70"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4" draw:name="Picture 73"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5" draw:name="Picture 74"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6" draw:name="Picture 75"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7" draw:name="Picture 76"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8" draw:name="Picture 77"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19" draw:name="Picture 78" draw:style-name="gr2" draw:text-style-name="P17"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17" svg:width="7.09cm" svg:height="0.343cm" svg:x="-6.033cm" svg:y="0cm">
        <draw:image xlink:href="Pictures/2000000900000FB5000000C9DF37253B.wmf" xlink:type="simple" xlink:show="embed" xlink:actuate="onLoad">
          <text:p/>
        </draw:image>
      </draw:frame>
      <text:p text:style-name="P12">The Persistent Object Model</text:p>
      <text:p text:style-name="P5"><draw:frame draw:style-name="fr2" draw:name="graphics1" text:anchor-type="as-char" svg:width="16.51cm" svg:height="0.342cm" draw:z-index="22"><draw:image xlink:href="Pictures/20000009000025F9000000C960F96591.wmf" xlink:type="simple" xlink:show="embed" xlink:actuate="onLoad"/></draw:frame></text:p>
      <text:p text:style-name="P3">This chapter specifies the object model for <text:alphabetical-index-mark-start text:id="IMark5058683048" text:main-entry="true"/>persistence capable<text:alphabetical-index-mark-end text:id="IMark5058683048"/> classes. To the extent possible, the object model is the same as the Java object model. Differences between the Java object model and the JDO object model are highlighted.</text:p>
      <text:p text:style-name="P6"><draw:frame draw:style-name="fr2" draw:name="1" text:anchor-type="as-char" svg:width="7.091cm" svg:height="0.342cm" draw:z-index="5"><draw:image xlink:href="Pictures/2000000900000FB5000000C9DF37253B.wmf" xlink:type="simple" xlink:show="embed" xlink:actuate="onLoad"/></draw:frame></text:p>
      <text:h text:style-name="P13"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16.51cm" svg:height="0.342cm" draw:z-index="6"><draw:image xlink:href="Pictures/20000009000025F9000000C960F96591.wmf" xlink:type="simple" xlink:show="embed" xlink:actuate="onLoad"/></draw:frame></text:p>
      <text:p text:style-name="P1"><text:tab/>Figure 15.0<text:tab/>Instantiated persistent objects</text:p>
      <text:p text:style-name="P3"><draw:frame draw:style-name="fr1" draw:name="Frame1" text:anchor-type="paragraph" svg:x="-0.002cm" svg:y="-0.002cm" fo:min-width="0.041cm" draw:z-index="3"><draw:text-box fo:min-height="0.041cm"><text:p text:style-name="P8"><draw:frame draw:style-name="fr2" draw:name="3" text:anchor-type="as-char" svg:width="16.51cm" svg:height="11.271cm" draw:z-index="20"><draw:image/></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7.091cm" svg:height="0.342cm" draw:z-index="1"><draw:image xlink:href="Pictures/2000000900000FB5000000C9DF37253B.wmf" xlink:type="simple" xlink:show="embed" xlink:actuate="onLoad"/></draw:frame></text:p>
      <text:h text:style-name="P13"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7.091cm" svg:height="0.342cm" draw:z-index="2"><draw:image xlink:href="Pictures/2000000900000FB5000000C9DF37253B.wmf" xlink:type="simple" xlink:show="embed" xlink:actuate="onLoad"/></draw:frame></text:p>
      <text:h text:style-name="P13" text:outline-level="2">Architecture</text:h>
      <text:p text:style-name="P3">In Java, variables (including fields of classes) have types. Types are either primitive types or reference types. Reference types are either classes or interfaces. <text:alphabetical-index-mark-start text:id="IMark5058683048" text:main-entry="true"/>Arrays<text:alphabetical-index-mark-end text:id="IMark5058683048"/> are treated as classes.</text:p>
      <text:p text:style-name="P3">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5058683048" text:main-entry="true"/>First Class Objects<text:alphabetical-index-mark-end text:id="IMark5058683048"/> and <text:alphabetical-index-mark-start text:id="IMark5058682952" text:main-entry="true"/>Second Class Objects<text:alphabetical-index-mark-end text:id="IMark5058682952"/></text:p>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text:soft-page-break/>literal datastore representation at all, but are used only to represent relationships. For example, a <text:alphabetical-index-mark-start text:id="IMark5058682952" text:main-entry="true"/>Collection<text:alphabetical-index-mark-end text:id="IMark5058682952"/>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5058682952" text:main-entry="true"/>First Class Objects<text:alphabetical-index-mark-end text:id="IMark5058682952"/></text:p>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p text:style-name="P10"><text:tab/><text:tab/><text:bookmark text:name="R-1042264"/><text:bookmark text:name="R-1042264T"/><text:alphabetical-index-mark-start text:id="IMark5058682952" text:main-entry="true"/>Second Class Objects<text:alphabetical-index-mark-end text:id="IMark5058682952"/></text:p>
      <text:p text:style-name="P3"><text:alphabetical-index-mark-start text:id="IMark5058682952" text:main-entry="true"/>Second Class Objects<text:alphabetical-index-mark-end text:id="IMark5058682952"/> are either instances of immutable system classes (java.lang.Integer, java.lang.String, etc.), JDO implementation subclasses of <text:alphabetical-index-mark-start text:id="IMark5058683048" text:main-entry="true"/>mutable<text:alphabetical-index-mark-end text:id="IMark5058683048"/> system classes that implement the functionality of their system class (java.util.Date, java.util.HashSet, etc.), or persistence-capable classes.</text:p>
      <text:p text:style-name="P3"><text:span text:style-name="Assertion">A6.3-1 [ </text:span><text:alphabetical-index-mark-start text:id="IMark5058683048" text:main-entry="true"/>Second Class Objects<text:alphabetical-index-mark-end text:id="IMark5058683048"/> of <text:alphabetical-index-mark-start text:id="IMark5058682952" text:main-entry="true"/>mutable<text:alphabetical-index-mark-end text:id="IMark5058682952"/>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text:alphabetical-index-mark-start text:id="IMark5058682952" text:main-entry="true"/>collection<text:alphabetical-index-mark-end text:id="IMark5058682952"/> or a map key or value is identified as embedded (embedded-element, embedded-key, or embedded-value) then any instances so identified in the <text:alphabetical-index-mark-start text:id="IMark5058683048" text:main-entry="true"/>collection<text:alphabetical-index-mark-end text:id="IMark5058683048"/>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5058683048" text:main-entry="true"/>mutable<text:alphabetical-index-mark-end text:id="IMark5058683048"/>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text:alphabetical-index-mark-start text:id="IMark5058683048" text:main-entry="true"/>mutable<text:alphabetical-index-mark-end text:id="IMark5058683048"/>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5058682952" text:main-entry="true"/>mutable<text:alphabetical-index-mark-end text:id="IMark5058682952"/> SCO types with instances of JDO implementation subclasses of the <text:alphabetical-index-mark-start text:id="IMark5058816416" text:main-entry="true"/>mutable<text:alphabetical-index-mark-end text:id="IMark5058816416"/>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5058816416" text:main-entry="true"/>Arrays<text:alphabetical-index-mark-end text:id="IMark5058816416"/></text:p>
      <text:p text:style-name="P3"><text:span text:style-name="Assertion">A6.3-8 [ </text:span><text:alphabetical-index-mark-start text:id="IMark5058816416" text:main-entry="true"/>Arrays<text:alphabetical-index-mark-end text:id="IMark5058816416"/>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5058816416" text:main-entry="true"/>Arrays<text:alphabetical-index-mark-end text:id="IMark5058816416"/>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058682952" text:main-entry="true"/>arrays<text:alphabetical-index-mark-end text:id="IMark5058682952"/>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text:alphabetical-index-mark-start text:id="IMark5058682952" text:main-entry="true"/>Arrays<text:alphabetical-index-mark-end text:id="IMark5058682952"/>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text:soft-page-break/>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3">Interfaces are types whose values may be instances of any class that declare that they implement that interface. </text:p>
      <text:p text:style-name="P6"><draw:frame draw:style-name="fr2" draw:name="6" text:anchor-type="as-char" svg:width="7.091cm" svg:height="0.342cm" draw:z-index="13"><draw:image xlink:href="Pictures/2000000900000FB5000000C9DF37253B.wmf" xlink:type="simple" xlink:show="embed" xlink:actuate="onLoad"/></draw:frame></text:p>
      <text:h text:style-name="P13" text:outline-level="2">Field types of persistence-capable classes</text:h>
      <text:h text:style-name="P14"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5" text:outline-level="3">Transactional non-persistent fields</text:h>
      <text:p text:style-name="P3"><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5" text:outline-level="3"><text:bookmark text:name="R-1045043"/>Persistent fields</text:h>
      <text:p text:style-name="P11"><text:tab/><text:tab/>Precision of fields</text:p>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p text:style-name="P10"><text:tab/><text:tab/>Primitive types</text:p>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p text:style-name="P10"><text:soft-page-break/><text:tab/><text:tab/>Immutable Object Class types</text:p>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5058682952" text:main-entry="true"/><text:span text:style-name="T1">Locale</text:span><text:alphabetical-index-mark-end text:id="IMark5058682952"/><text:span text:style-name="Assertion">]</text:span><text:span text:style-name="T9">, </text:span><text:alphabetical-index-mark-start text:id="IMark5058816416" text:main-entry="true"/><text:span text:style-name="T1">Currency</text:span><text:alphabetical-index-mark-end text:id="IMark5058816416"/><text:span text:style-name="Assertion">]</text:span><text:span text:style-name="T1">.</text:span></text:p>
      <text:p text:style-name="P2">•<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16">•<text:tab/>package <text:span text:style-name="T9">java.time: LocalDate, LocalTime, LocalDateTime, Instant, Duration, Period, Year, Month, DayOfWeek, YearMonth, MonthDay, ZoneId, ZoneOffset, OffsetDateTime, ZonedDateTime.</text:span></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0"><text:tab/><text:tab/><text:alphabetical-index-mark-start text:id="IMark5058816416" text:main-entry="true"/>Mutable<text:alphabetical-index-mark-end text:id="IMark5058816416"/> Object Class types</text:p>
      <text:p text:style-name="P3">JDO implementations must support fields that reference instances of the following <text:alphabetical-index-mark-start text:id="IMark5058816416" text:main-entry="true"/>mutable<text:alphabetical-index-mark-end text:id="IMark5058816416"/>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058816416" text:main-entry="true"/><text:span text:style-name="T1">LinkedHashMap</text:span><text:alphabetical-index-mark-end text:id="IMark5058816416"/><text:span text:style-name="Assertion">]</text:span><text:span text:style-name="T1">, </text:span><text:alphabetical-index-mark-start text:id="IMark5058682952" text:main-entry="true"/><text:span text:style-name="T1">LinkedHashSet</text:span><text:alphabetical-index-mark-end text:id="IMark5058682952"/><text:span text:style-name="Assertion">]</text:span>. </text:p>
      <text:p text:style-name="P3">JDO implementations may optionally support fields that reference instances of the following <text:alphabetical-index-mark-start text:id="IMark5058682952" text:main-entry="true"/>mutable<text:alphabetical-index-mark-end text:id="IMark5058682952"/>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5058682952" text:main-entry="true"/>mutable<text:alphabetical-index-mark-end text:id="IMark5058682952"/> object classes when used in a persistent instance is not identical to their behavior in a transient instance. </text:p>
      <text:p text:style-name="P3">Portable JDO applications must not depend on whether instances of these classes referenced by fields are treated as SCOs or FCOs.</text:p>
      <text:p text:style-name="P10"><text:tab/><text:tab/>Persistence-capable Class types</text:p>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p text:style-name="P10"><text:bookmark text:name="X-102010282"/><text:tab/><text:tab/><text:alphabetical-index-mark-start text:id="IMark5058682952" text:main-entry="true"/>Object Class type<text:alphabetical-index-mark-end text:id="IMark5058682952"/></text:p>
      <text:p text:style-name="P3"><text:span text:style-name="Assertion">A6.4.3-31 [</text:span>JDO implementations must support fields of <text:alphabetical-index-mark-start text:id="IMark5058682952" text:main-entry="true"/><text:span text:style-name="T1">Object</text:span> class type<text:alphabetical-index-mark-end text:id="IMark5058682952"/>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text:soft-page-break/>Portable JDO applications must not depend on whether these fields are treated as SCOs or FCOs.</text:p>
      <text:p text:style-name="P10"><text:bookmark text:name="X-102010281"/><text:tab/><text:tab/><text:alphabetical-index-mark-start text:id="IMark5058682952" text:main-entry="true"/>Collection<text:alphabetical-index-mark-end text:id="IMark5058682952"/> Interface types</text:p>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058682952" text:main-entry="true"/><text:span text:style-name="T1">Collection</text:span><text:alphabetical-index-mark-end text:id="IMark5058682952"/>],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058816416" text:main-entry="true"/><text:span text:style-name="T1">Collection</text:span><text:alphabetical-index-mark-end text:id="IMark5058816416"/><text:span text:style-name="T1">, Map,</text:span> and <text:span text:style-name="T1">Set</text:span> are required; <text:span text:style-name="T1">List</text:span> is optional.</text:p>
      <text:p text:style-name="P3">Portable JDO applications must not depend on whether these fields are treated as SCOs or FCOs.</text:p>
      <text:p text:style-name="P10"><text:tab/><text:tab/>Other Interface types</text:p>
      <text:p text:style-name="P3"><text:span text:style-name="Assertion">A6.4.3-37 [</text:span>JDO implementations must support fields of interface types other than <text:alphabetical-index-mark-start text:id="IMark5058816416" text:main-entry="true"/><text:span text:style-name="T1">Collection</text:span><text:alphabetical-index-mark-end text:id="IMark5058816416"/>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p text:style-name="P10"><text:bookmark text:name="X-102009040"/><text:tab/><text:tab/><text:alphabetical-index-mark-start text:id="IMark5058816416" text:main-entry="true"/>Arrays<text:alphabetical-index-mark-end text:id="IMark5058816416"/></text:p>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058816416" text:main-entry="true"/>Arrays<text:alphabetical-index-mark-end text:id="IMark5058816416"/> are supported by JDO implementations, they are permitted, but not required, to track changes made to <text:alphabetical-index-mark-start text:id="IMark5058682952" text:main-entry="true"/>Arrays<text:alphabetical-index-mark-end text:id="IMark5058682952"/> that are fields of <text:alphabetical-index-mark-start text:id="IMark5058683048" text:main-entry="true"/>persistence capable<text:alphabetical-index-mark-end text:id="IMark5058683048"/> classes in the methods of the classes.<text:span text:style-name="Assertion">]</text:span> They need not track changes made to <text:alphabetical-index-mark-start text:id="IMark5058816512" text:main-entry="true"/>Arrays<text:alphabetical-index-mark-end text:id="IMark5058816512"/> that are passed by reference as arguments to methods, including methods of persistence-capable classes.</text:p>
      <text:p text:style-name="P3">Portable JDO applications must not depend on whether these fields are treated as SCOs or FCOs.</text:p>
      <text:p text:style-name="P10"><text:bookmark text:name="X-102006911"/><text:tab/><text:tab/>Enums</text:p>
      <text:p text:style-name="P3">JDO implementations that support Java 5 must support fields of <text:alphabetical-index-mark-start text:id="IMark5058816512" text:main-entry="true"/><text:span text:style-name="T1">enum</text:span><text:alphabetical-index-mark-end text:id="IMark5058816512"/> types and collections of as <text:alphabetical-index-mark-start text:id="IMark5058683048" text:main-entry="true"/><text:span text:style-name="T1">enum</text:span><text:alphabetical-index-mark-end text:id="IMark5058683048"/> types identified above and optionally <text:alphabetical-index-mark-start text:id="IMark5058682952" text:main-entry="true"/>arrays<text:alphabetical-index-mark-end text:id="IMark5058682952"/> of <text:alphabetical-index-mark-start text:id="IMark5058816416" text:main-entry="true"/><text:span text:style-name="T1">enum</text:span><text:alphabetical-index-mark-end text:id="IMark5058816416"/> types. If <text:alphabetical-index-mark-start text:id="IMark5058814304" text:main-entry="true"/>arrays<text:alphabetical-index-mark-end text:id="IMark5058814304"/> are supported, <text:alphabetical-index-mark-start text:id="IMark5058772816" text:main-entry="true"/>arrays<text:alphabetical-index-mark-end text:id="IMark5058772816"/> of <text:span text:style-name="T1">enums</text:span> must be supported.</text:p>
      <text:p text:style-name="P3">Portable JDO applications must not depend on whether these fields are treated as SCOs or FCOs.</text:p>
      <text:p text:style-name="P10"><text:tab/><text:tab/>Optional&lt;T&gt;</text:p>
      <text:p text:style-name="P4">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4"><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5"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5" text:outline-level="3"><text:soft-page-break/>Complex <text:alphabetical-index-mark-start text:id="IMark5058772816" text:main-entry="true"/>enum<text:alphabetical-index-mark-end text:id="IMark5058772816"/> types</text:h>
      <text:p text:style-name="P3">Complex <text:alphabetical-index-mark-start text:id="IMark5058772816" text:main-entry="true"/>enum<text:alphabetical-index-mark-end text:id="IMark5058772816"/>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058814304" text:main-entry="true"/>enum<text:alphabetical-index-mark-end text:id="IMark5058814304"/> types are not persistent.</text:p>
      <text:p text:style-name="P6"><draw:frame draw:style-name="fr2" draw:name="7" text:anchor-type="as-char" svg:width="7.091cm" svg:height="0.342cm" draw:z-index="9"><draw:image xlink:href="Pictures/2000000900000FB5000000C9DF37253B.wmf" xlink:type="simple" xlink:show="embed" xlink:actuate="onLoad"/></draw:frame></text:p>
      <text:h text:style-name="P13" text:outline-level="2"><text:alphabetical-index-mark-start text:id="IMark5058814304" text:main-entry="true"/>Inheritance<text:alphabetical-index-mark-end text:id="IMark5058814304"/></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5058814304" text:main-entry="true"/>inheritance<text:alphabetical-index-mark-end text:id="IMark5058814304"/>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5058814304" text:main-entry="true"/>inheritance<text:alphabetical-index-mark-end text:id="IMark5058814304"/>: </text:p>
      <text:p text:style-name="P3">Key fields may be declared only in abstract superclasses and least-derived concrete classes in <text:alphabetical-index-mark-start text:id="IMark5058814304" text:main-entry="true"/>inheritance<text:alphabetical-index-mark-end text:id="IMark5058814304"/> hierarchies. Key fields declared in these classes must also be declared in the corresponding objectid classes, and the objectid classes must form an <text:alphabetical-index-mark-start text:id="IMark5058772816" text:main-entry="true"/>inheritance<text:alphabetical-index-mark-end text:id="IMark5058772816"/> hierarchy corresponding to the <text:alphabetical-index-mark-start text:id="IMark5058816416" text:main-entry="true"/>inheritance<text:alphabetical-index-mark-end text:id="IMark5058816416"/> hierarchy of the persistence-capable classes. A persistence-capable class can only have one concrete objectid class anywhere in its <text:alphabetical-index-mark-start text:id="IMark5058682952" text:main-entry="true"/>inheritance<text:alphabetical-index-mark-end text:id="IMark5058682952"/> hierarchy.</text:p>
      <text:p text:style-name="P3"><text:soft-page-break/>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5058682952" text:main-entry="true"/>inheritance<text:alphabetical-index-mark-end text:id="IMark5058682952"/>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2-06-24T14:23:19.44</meta:creation-date>
    <meta:editing-duration>PT1H9M28S</meta:editing-duration>
    <meta:generator>OpenOffice/4.1.6$Unix OpenOffice.org_project/416m1$Build-9790</meta:generator>
    <dc:title>JDO_Chapter</dc:title>
    <dc:date>2021-05-27T20:46:42</dc:date>
    <dc:creator>Michael Bouschen</dc:creator>
    <meta:document-statistic meta:table-count="0" meta:image-count="8" meta:object-count="0" meta:page-count="10" meta:paragraph-count="129" meta:word-count="3885" meta:character-count="246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